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formula="of:=SUM([.C2:.C10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</table:table>
      <table:table table:name="Spitfire IIb Influence" table:style-name="ta1"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formula="of:=SUM([.C3:.C100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table:style-name="ce2"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00-00-00</text:date>, <text:time style:data-style-name="N2" text:time-value="16:02:22.160761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1T16:06:02.300070797</dc:date>
    <meta:editing-duration>PT4M14S</meta:editing-duration>
    <meta:editing-cycles>2</meta:editing-cycles>
    <meta:generator>LibreOffice/25.2.5.2$Linux_X86_64 LibreOffice_project/520$Build-2</meta:generator>
    <meta:document-statistic meta:table-count="3" meta:cell-count="21" meta:object-count="0"/>
  </office:meta>
</office:document-meta>
</file>